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Pro-Regular" svg:font-family="MinionPro-Regular" style:font-family-generic="system"/>
    <style:font-face style:name="Liberation Mono" svg:font-family="'Liberation Mono'" style:font-family-generic="modern" style:font-pitch="fixed"/>
    <style:font-face style:name="Harmattan" svg:font-family="Harmattan" style:font-pitch="variable"/>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Heading_20_2">
      <style:paragraph-properties fo:line-height="100%"/>
      <style:text-properties fo:color="#666666" style:font-name="Arial" fo:font-size="14pt" fo:font-weight="bold" officeooo:paragraph-rsid="003f80e3" style:font-name-asian="Arial" style:font-size-asian="14pt" style:font-weight-asian="bold" style:font-name-complex="Arial" style:font-size-complex="14pt" style:font-weight-complex="bold"/>
    </style:style>
    <style:style style:name="P2" style:family="paragraph" style:parent-style-name="Heading_20_2">
      <style:paragraph-properties fo:line-height="100%"/>
      <style:text-properties fo:color="#666666"/>
    </style:style>
    <style:style style:name="P3" style:family="paragraph" style:parent-style-name="Heading_20_2">
      <style:paragraph-properties fo:line-height="100%"/>
      <style:text-properties fo:color="#666666" officeooo:paragraph-rsid="004b1d41"/>
    </style:style>
    <style:style style:name="P4" style:family="paragraph" style:parent-style-name="Heading_20_2">
      <style:paragraph-properties fo:line-height="100%"/>
      <style:text-properties officeooo:paragraph-rsid="0047eadd"/>
    </style:style>
    <style:style style:name="P5" style:family="paragraph" style:parent-style-name="Heading_20_2">
      <style:paragraph-properties fo:line-height="100%"/>
      <style:text-properties officeooo:paragraph-rsid="004b1d41"/>
    </style:style>
    <style:style style:name="P6" style:family="paragraph" style:parent-style-name="Heading_20_2">
      <style:paragraph-properties fo:line-height="100%"/>
      <style:text-properties style:font-name="Arial" fo:font-size="14pt" fo:font-weight="bold" officeooo:paragraph-rsid="004b1d41" style:font-size-asian="14pt" style:font-weight-asian="bold" style:font-size-complex="14pt" style:font-weight-complex="bold"/>
    </style:style>
    <style:style style:name="P7" style:family="paragraph" style:parent-style-name="Heading_20_2">
      <style:paragraph-properties fo:line-height="100%" fo:break-before="page"/>
      <style:text-properties fo:color="#666666" fo:font-size="16pt" fo:font-weight="bold" officeooo:rsid="0028891a" officeooo:paragraph-rsid="0028891a" style:font-size-asian="16pt" style:font-weight-asian="bold" style:font-name-complex="Lateef" style:font-size-complex="16pt" style:font-weight-complex="bold"/>
    </style:style>
    <style:style style:name="P8" style:family="paragraph" style:parent-style-name="Normal">
      <style:paragraph-properties fo:margin-top="0.0402in" fo:margin-bottom="0in" loext:contextual-spacing="false" fo:line-height="100%" style:writing-mode="lr-tb"/>
      <style:text-properties style:font-name="Padauk" style:font-name-complex="Padauk"/>
    </style:style>
    <style:style style:name="P9" style:family="paragraph" style:parent-style-name="Normal">
      <style:paragraph-properties fo:margin-top="0.0402in" fo:margin-bottom="0in" loext:contextual-spacing="false" fo:line-height="100%" style:writing-mode="lr-tb"/>
      <style:text-properties style:font-name="Padauk Book" style:font-name-complex="Padauk Book"/>
    </style:style>
    <style:style style:name="P10" style:family="paragraph" style:parent-style-name="Normal">
      <style:paragraph-properties fo:margin-top="0.0402in" fo:margin-bottom="0in" loext:contextual-spacing="false" fo:line-height="100%" style:writing-mode="lr-tb"/>
      <style:text-properties style:font-name="Padauk Book" officeooo:paragraph-rsid="00375354" style:font-name-complex="Padauk Book"/>
    </style:style>
    <style:style style:name="P11" style:family="paragraph" style:parent-style-name="Normal">
      <style:paragraph-properties fo:margin-top="0.0402in" fo:margin-bottom="0in" loext:contextual-spacing="false" fo:line-height="100%" style:writing-mode="lr-tb"/>
      <style:text-properties style:font-name="Padauk Book" officeooo:paragraph-rsid="004ce744" style:font-name-complex="Padauk Book"/>
    </style:style>
    <style:style style:name="P12" style:family="paragraph" style:parent-style-name="Normal">
      <style:paragraph-properties fo:margin-top="0.0402in" fo:margin-bottom="0in" loext:contextual-spacing="false" fo:line-height="100%" style:writing-mode="lr-tb"/>
      <style:text-properties style:font-name="Lateef" fo:font-size="16pt" officeooo:rsid="0027b7c0" officeooo:paragraph-rsid="00416718" style:font-size-asian="16pt" style:font-size-complex="16pt"/>
    </style:style>
    <style:style style:name="P13" style:family="paragraph" style:parent-style-name="Normal">
      <style:paragraph-properties fo:margin-top="0.0402in" fo:margin-bottom="0in" loext:contextual-spacing="false" fo:line-height="100%" style:writing-mode="lr-tb"/>
      <style:text-properties style:font-name="Lateef" fo:font-size="16pt" officeooo:rsid="0027b7c0" officeooo:paragraph-rsid="0047eadd" style:font-size-asian="16pt" style:font-size-complex="16pt"/>
    </style:style>
    <style:style style:name="P14" style:family="paragraph" style:parent-style-name="Normal">
      <style:paragraph-properties fo:margin-top="0.0402in" fo:margin-bottom="0in" loext:contextual-spacing="false" fo:line-height="100%" style:writing-mode="lr-tb"/>
      <style:text-properties style:font-name="Lateef" fo:font-size="16pt" officeooo:rsid="0027b7c0" officeooo:paragraph-rsid="004b1d41" style:font-size-asian="16pt" style:font-size-complex="16pt"/>
    </style:style>
    <style:style style:name="P15" style:family="paragraph" style:parent-style-name="Normal">
      <style:paragraph-properties fo:margin-top="0.0402in" fo:margin-bottom="0in" loext:contextual-spacing="false" fo:line-height="100%" style:writing-mode="lr-tb"/>
      <style:text-properties style:font-name="Lateef" fo:font-size="16pt" officeooo:rsid="0027b7c0" officeooo:paragraph-rsid="004b1d41" style:font-size-asian="16pt" style:font-name-complex="Padauk Book" style:font-size-complex="16pt"/>
    </style:style>
    <style:style style:name="P16" style:family="paragraph" style:parent-style-name="Normal">
      <style:paragraph-properties fo:line-height="100%"/>
      <style:text-properties style:font-name="Padauk Book" style:font-name-complex="Padauk Book"/>
    </style:style>
    <style:style style:name="P17" style:family="paragraph" style:parent-style-name="Normal">
      <style:paragraph-properties fo:margin-left="0in" fo:margin-right="0in" fo:margin-top="0.0402in" fo:margin-bottom="0in" loext:contextual-spacing="false" fo:line-height="100%" fo:text-indent="0in" style:auto-text-indent="false"/>
      <style:text-properties style:font-name="Padauk" fo:font-size="14pt" officeooo:rsid="0030dba2" officeooo:paragraph-rsid="004b1d41" style:font-size-asian="14pt" style:font-name-complex="Scheherazade" style:font-size-complex="14pt"/>
    </style:style>
    <style:style style:name="P18" style:family="paragraph" style:parent-style-name="Normal">
      <style:paragraph-properties fo:margin-left="0in" fo:margin-right="0in" fo:margin-top="0.0402in" fo:margin-bottom="0in" loext:contextual-spacing="false" fo:line-height="100%" fo:text-indent="0in" style:auto-text-indent="false"/>
      <style:text-properties style:font-name="Padauk Book" fo:font-size="14pt" fo:font-weight="normal" officeooo:paragraph-rsid="003f80e3" style:font-size-asian="14pt" style:font-weight-asian="normal" style:font-size-complex="14pt" style:font-weight-complex="normal"/>
    </style:style>
    <style:style style:name="P19" style:family="paragraph" style:parent-style-name="Normal">
      <style:paragraph-properties fo:margin-left="0in" fo:margin-right="0in" fo:margin-top="0.0402in" fo:margin-bottom="0in" loext:contextual-spacing="false" fo:line-height="100%" fo:text-indent="0in" style:auto-text-indent="false"/>
      <style:text-properties style:font-name="Padauk Book" fo:font-size="14pt" fo:font-weight="normal" officeooo:paragraph-rsid="004408d6" style:font-size-asian="14pt" style:font-weight-asian="normal" style:font-size-complex="14pt" style:font-weight-complex="normal"/>
    </style:style>
    <style:style style:name="P20" style:family="paragraph" style:parent-style-name="Normal">
      <style:paragraph-properties fo:margin-left="0in" fo:margin-right="0in" fo:margin-top="0.0402in" fo:margin-bottom="0in" loext:contextual-spacing="false" fo:line-height="100%" fo:text-indent="0in" style:auto-text-indent="false"/>
      <style:text-properties style:font-name="Padauk Book" fo:font-size="14pt" officeooo:paragraph-rsid="004b1d41" style:font-size-asian="14pt" style:font-size-complex="14pt"/>
    </style:style>
    <style:style style:name="P21" style:family="paragraph" style:parent-style-name="Normal" style:list-style-name="">
      <style:paragraph-properties fo:margin-left="0in" fo:margin-right="0in" fo:margin-top="0.0402in" fo:margin-bottom="0in" loext:contextual-spacing="false" fo:line-height="100%" fo:hyphenation-ladder-count="no-limit" fo:text-indent="0in" style:auto-text-indent="false"/>
      <style:text-properties style:font-name="Padauk Book" fo:font-size="14pt" officeooo:rsid="0028891a" officeooo:paragraph-rsid="004b1d41" style:font-size-asian="14pt" style:font-size-complex="14pt" fo:hyphenate="false"/>
    </style:style>
    <style:style style:name="P22" style:family="paragraph" style:parent-style-name="Normal">
      <style:paragraph-properties fo:margin-left="0in" fo:margin-right="0in" fo:margin-top="0.0402in" fo:margin-bottom="0in" loext:contextual-spacing="false" fo:line-height="100%" fo:text-indent="0in" style:auto-text-indent="false"/>
      <style:text-properties style:font-name="Padauk" fo:font-size="14pt" officeooo:paragraph-rsid="003f80e3" style:font-size-asian="14pt" style:font-size-complex="14pt"/>
    </style:style>
    <style:style style:name="P23" style:family="paragraph" style:parent-style-name="Normal">
      <style:paragraph-properties fo:margin-left="0in" fo:margin-right="0in" fo:margin-top="0.0402in" fo:margin-bottom="0in" loext:contextual-spacing="false" fo:line-height="100%" fo:text-indent="0in" style:auto-text-indent="false"/>
      <style:text-properties style:font-name="Padauk" fo:font-size="14pt" officeooo:paragraph-rsid="004b1d41" style:font-size-asian="14pt" style:font-size-complex="14pt"/>
    </style:style>
    <style:style style:name="P24"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fo:font-size="14pt" style:font-size-asian="14pt" style:font-size-complex="14pt"/>
    </style:style>
    <style:style style:name="P25"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fo:font-size="14pt" officeooo:paragraph-rsid="003d8e75" style:font-size-asian="14pt" style:font-size-complex="14pt"/>
    </style:style>
    <style:style style:name="P26"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officeooo:paragraph-rsid="0036c0d3" style:font-name-complex="Padauk"/>
    </style:style>
    <style:style style:name="P27"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Book" fo:font-size="14pt" officeooo:paragraph-rsid="0030dba2" style:font-size-asian="14pt" style:font-size-complex="14pt"/>
    </style:style>
    <style:style style:name="P28"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Book" fo:font-size="14pt" officeooo:paragraph-rsid="003d8e75" style:font-size-asian="14pt" style:font-size-complex="14pt"/>
    </style:style>
    <style:style style:name="P29" style:family="paragraph" style:parent-style-name="Heading_20_1">
      <style:paragraph-properties fo:line-height="100%"/>
      <style:text-properties fo:color="#666666" officeooo:paragraph-rsid="002773bd"/>
    </style:style>
    <style:style style:name="P30" style:family="paragraph" style:parent-style-name="Heading_20_1">
      <style:paragraph-properties fo:line-height="100%" fo:break-before="page"/>
      <style:text-properties fo:color="#666666"/>
    </style:style>
    <style:style style:name="P31" style:family="paragraph" style:parent-style-name="Heading_20_1">
      <style:paragraph-properties fo:margin-left="0in" fo:margin-right="0in" fo:margin-top="0.1701in" fo:margin-bottom="0in" loext:contextual-spacing="false" fo:line-height="100%" fo:text-indent="0in" style:auto-text-indent="false"/>
      <style:text-properties fo:color="#666666"/>
    </style:style>
    <style:style style:name="P32" style:family="paragraph" style:parent-style-name="Title" style:master-page-name="MP0">
      <style:paragraph-properties fo:line-height="100%" style:page-number="auto" fo:break-before="page"/>
      <style:text-properties fo:font-size="20pt" style:font-size-asian="20pt" style:font-size-complex="20pt"/>
    </style:style>
    <style:style style:name="P33" style:family="paragraph" style:parent-style-name="Preformatted_20_Text">
      <style:paragraph-properties fo:line-height="100%" fo:text-align="start" style:justify-single-word="false" style:writing-mode="lr-tb"/>
      <style:text-properties style:font-name="Padauk" fo:font-size="20pt" fo:font-weight="bold" style:font-size-asian="20pt" style:font-weight-asian="bold" style:font-name-complex="Padauk" style:font-size-complex="20pt" style:font-weight-complex="bold"/>
    </style:style>
    <style:style style:name="P34" style:family="paragraph" style:parent-style-name="Preformatted_20_Text">
      <style:paragraph-properties fo:line-height="100%" fo:text-align="start" style:justify-single-word="false" style:writing-mode="lr-tb"/>
      <style:text-properties style:font-name="Padauk Book" fo:font-size="20pt" fo:font-weight="bold" officeooo:paragraph-rsid="002773bd" style:font-size-asian="20pt" style:font-weight-asian="bold" style:font-name-complex="Padauk Book" style:font-size-complex="20pt" style:font-weight-complex="bold"/>
    </style:style>
    <style:style style:name="P35" style:family="paragraph" style:parent-style-name="Preformatted_20_Text">
      <style:paragraph-properties fo:margin-top="0.0201in" fo:margin-bottom="0in" loext:contextual-spacing="false" fo:line-height="100%" style:writing-mode="lr-tb"/>
      <style:text-properties style:font-name="Padauk" fo:font-size="14pt" style:font-size-asian="14pt" style:font-name-complex="Padauk" style:font-size-complex="14pt"/>
    </style:style>
    <style:style style:name="P36" style:family="paragraph" style:parent-style-name="Preformatted_20_Text">
      <style:paragraph-properties fo:margin-top="0.0201in" fo:margin-bottom="0in" loext:contextual-spacing="false" fo:line-height="100%" style:writing-mode="lr-tb"/>
      <style:text-properties style:font-name="Padauk Book" fo:font-size="14pt" officeooo:paragraph-rsid="002773bd" style:font-size-asian="14pt" style:font-name-complex="Padauk Book" style:font-size-complex="14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773bd" style:font-size-asian="8pt" style:font-weight-asian="bold" style:font-size-complex="8pt" style:font-weight-complex="bold"/>
    </style:style>
    <style:style style:name="T3" style:family="text">
      <style:text-properties style:font-name="Arial Narrow" fo:font-size="8pt" fo:font-weight="bold" officeooo:rsid="00244055" style:font-size-asian="8pt" style:font-weight-asian="bold" style:font-size-complex="8pt" style:font-weight-complex="bold"/>
    </style:style>
    <style:style style:name="T4" style:family="text">
      <style:text-properties style:font-name="Arial Narrow" fo:font-size="8pt" fo:font-weight="bold" officeooo:rsid="003c7301" style:font-size-asian="8pt" style:font-weight-asian="bold" style:font-size-complex="8pt" style:font-weight-complex="bold"/>
    </style:style>
    <style:style style:name="T5" style:family="text">
      <style:text-properties officeooo:rsid="002773bd"/>
    </style:style>
    <style:style style:name="T6" style:family="text">
      <style:text-properties officeooo:rsid="0027b7c0"/>
    </style:style>
    <style:style style:name="T7" style:family="text">
      <style:text-properties style:font-name="Padauk" officeooo:rsid="0030dba2"/>
    </style:style>
    <style:style style:name="T8" style:family="text">
      <style:text-properties style:font-name="Padauk" fo:font-size="14pt" style:font-size-asian="14pt" style:font-size-complex="14pt"/>
    </style:style>
    <style:style style:name="T9" style:family="text">
      <style:text-properties style:font-name="Padauk" officeooo:rsid="004ce744" style:font-name-complex="Padauk"/>
    </style:style>
    <style:style style:name="T10" style:family="text">
      <style:text-properties style:font-name="Padauk Book" fo:font-size="14pt" style:font-size-asian="14pt" style:font-size-complex="14pt"/>
    </style:style>
    <style:style style:name="T11" style:family="text">
      <style:text-properties style:font-name="Padauk Book" fo:font-size="14pt" officeooo:rsid="0030dba2" style:font-size-asian="14pt" style:font-size-complex="14pt"/>
    </style:style>
    <style:style style:name="T12" style:family="text">
      <style:text-properties style:font-name="Padauk Book" fo:font-size="14pt" officeooo:rsid="00414d21" style:font-size-asian="14pt" style:font-size-complex="14pt"/>
    </style:style>
    <style:style style:name="T13" style:family="text">
      <style:text-properties style:font-name="Padauk Book" officeooo:rsid="0030dba2"/>
    </style:style>
    <style:style style:name="T14" style:family="text">
      <style:text-properties style:font-name="Padauk Book" fo:font-weight="normal" officeooo:rsid="0030dba2" style:font-weight-asian="normal" style:font-weight-complex="normal"/>
    </style:style>
    <style:style style:name="T15" style:family="text">
      <style:text-properties officeooo:rsid="0030c4af"/>
    </style:style>
    <style:style style:name="T16" style:family="text">
      <style:text-properties officeooo:rsid="0030dba2"/>
    </style:style>
    <style:style style:name="T17" style:family="text">
      <style:text-properties officeooo:rsid="00317b73"/>
    </style:style>
    <style:style style:name="T18" style:family="text">
      <style:text-properties officeooo:rsid="00375354"/>
    </style:style>
    <style:style style:name="T19" style:family="text">
      <style:text-properties style:font-name="Padauk"/>
    </style:style>
    <style:style style:name="T20" style:family="text">
      <style:text-properties style:font-name="Padauk" officeooo:rsid="0030dba2"/>
    </style:style>
    <style:style style:name="T21" style:family="text">
      <style:text-properties style:font-name="Padauk" officeooo:rsid="00416718"/>
    </style:style>
    <style:style style:name="T22" style:family="text">
      <style:text-properties style:font-name="Padauk Book" officeooo:rsid="0030dba2"/>
    </style:style>
    <style:style style:name="T23" style:family="text">
      <style:text-properties style:font-name="Padauk Book" fo:font-weight="normal" style:font-weight-asian="normal" style:font-weight-complex="normal"/>
    </style:style>
    <style:style style:name="T24" style:family="text">
      <style:text-properties style:font-name="Padauk Book" fo:font-weight="normal" officeooo:rsid="00416718" style:font-weight-asian="normal" style:font-weight-complex="normal"/>
    </style:style>
    <style:style style:name="T25" style:family="text">
      <style:text-properties style:font-name="Arial" fo:font-size="14pt" fo:font-weight="bold" style:font-name-asian="Arial" style:font-size-asian="14pt" style:font-weight-asian="bold" style:font-name-complex="Arial" style:font-size-complex="14pt" style:font-weight-complex="bold"/>
    </style:style>
    <style:style style:name="T26" style:family="text">
      <style:text-properties style:font-name="Arial" fo:font-size="14pt" fo:font-weight="bold" officeooo:rsid="004b1d41" style:font-name-asian="Arial" style:font-size-asian="14pt" style:font-weight-asian="bold" style:font-name-complex="Arial" style:font-size-complex="14pt" style:font-weight-complex="bold"/>
    </style:style>
    <style:style style:name="T27" style:family="text">
      <style:text-properties officeooo:rsid="00416718"/>
    </style:style>
    <style:style style:name="T28" style:family="text">
      <style:text-properties fo:font-weight="normal" style:font-weight-asian="normal" style:font-weight-complex="normal"/>
    </style:style>
    <style:style style:name="T29" style:family="text">
      <style:text-properties fo:font-weight="normal" officeooo:rsid="00416718" style:font-weight-asian="normal" style:font-weight-complex="normal"/>
    </style:style>
    <style:style style:name="T30" style:family="text">
      <style:text-properties officeooo:rsid="0042b937"/>
    </style:style>
    <style:style style:name="T31" style:family="text">
      <style:text-properties officeooo:rsid="004408d6"/>
    </style:style>
    <style:style style:name="T32" style:family="text">
      <style:text-properties officeooo:rsid="004a316a"/>
    </style:style>
    <style:style style:name="T33" style:family="text">
      <style:text-properties fo:color="#666666"/>
    </style:style>
    <style:style style:name="T34" style:family="text">
      <style:text-properties fo:color="#666666" officeooo:rsid="0027b7c0"/>
    </style:style>
    <style:style style:name="T35" style:family="text">
      <style:text-properties fo:color="#666666" style:font-name-asian="Arial" style:font-name-complex="Arial"/>
    </style:style>
    <style:style style:name="T36" style:family="text">
      <style:text-properties fo:color="#666666" officeooo:rsid="0027b7c0" style:font-name-asian="Arial" style:font-name-complex="Arial"/>
    </style:style>
    <style:style style:name="T37" style:family="text">
      <style:text-properties style:font-name-complex="Scheherazade"/>
    </style:style>
    <style:style style:name="T38" style:family="text">
      <style:text-properties officeooo:rsid="004a316a" style:font-name-complex="Scheherazade"/>
    </style:style>
    <style:style style:name="T39" style:family="text">
      <style:text-properties officeooo:rsid="004b1d41" style:font-name-complex="Scheherazade"/>
    </style:style>
    <style:style style:name="T40" style:family="text">
      <style:text-properties fo:font-weight="bold" style:font-weight-asian="bold" style:font-weight-complex="bold"/>
    </style:style>
    <style:style style:name="T41" style:family="text">
      <style:text-properties fo:color="#000000" fo:font-weight="normal" style:font-weight-asian="normal" style:font-name-complex="Scheherazade" style:font-weight-complex="normal"/>
    </style:style>
    <style:style style:name="T42" style:family="text">
      <style:text-properties fo:color="#000000" fo:font-weight="normal" officeooo:rsid="004b1d41" style:font-weight-asian="normal" style:font-name-complex="Scheherazade" style:font-weight-complex="normal"/>
    </style:style>
    <style:style style:name="T43" style:family="text">
      <style:text-properties fo:color="#000000" fo:font-weight="normal" officeooo:rsid="004a316a" style:font-weight-asian="normal" style:font-name-complex="Scheherazade" style:font-weight-complex="normal"/>
    </style:style>
    <style:style style:name="T44" style:family="text">
      <style:text-properties fo:color="#000000" fo:font-weight="normal" style:font-weight-asian="normal" style:font-name-complex="Lateef" style:font-weight-complex="normal"/>
    </style:style>
    <style:style style:name="T45" style:family="text">
      <style:text-properties fo:color="#000000" fo:font-weight="normal" officeooo:rsid="004bc66e" style:font-weight-asian="normal" style:font-name-complex="Lateef" style:font-weight-complex="normal"/>
    </style:style>
    <style:style style:name="T46" style:family="text">
      <style:text-properties officeooo:rsid="004bc66e"/>
    </style:style>
    <style:style style:name="T47" style:family="text">
      <style:text-properties officeooo:rsid="004ce7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6">Padauk</text:span> Type Sample</text:p>
      <text:h text:style-name="P2" text:outline-level="2">Basic Latin:</text:h>
      <text:p text:style-name="P24"><text:span text:style-name="T16">Regular: </text:span>! “ # $ % &amp; ‘ ( ) * + , - . / 0 1 2 3 4 5 6 7 8 9 : ; &lt; = &gt; ? @ A B C D E F G H I J K L M N O P Q R S T U V W X Y Z [ \ ] ^ _ ` a b c d e f g h i j k l m n o p q r s t u v w x y z { | } ~</text:p>
      <text:p text:style-name="P27"><text:span text:style-name="T16">Book: </text:span>! “ # $ % &amp; ‘ ( ) * + , - . / 0 1 2 3 4 5 6 7 8 9 : ; &lt; = &gt; ? @ A B C D E F G H I J K L M N O P Q R S T U V W X Y Z [ \ ] ^ _ ` a b c d e f g h i j k l m n o p q r s t u v w x y z { | } ~</text:p>
      <text:h text:style-name="P2" text:outline-level="2">Latin-1 Supplement:</text:h>
      <text:p text:style-name="P25"><text:span text:style-name="T16">Regular: </text:span><text:span text:style-name="T7">¡ ¢ £ ¤ ¥ ¦ § ¨ © ª « ¬ ­ ® ¯ ° ± ² ³ ´ µ ¶ · ¸ ¹ º » ¼ ½ ¾ ¿ À Á Â Ã Ä Å Æ Ç È É Ê Ë Ì Í Î Ï Ñ Ò Ó Ô Õ Ö × Ø Ù Ú Û Ü Ý Þ ß à á â ã ä å æ ç è é ê ë ì í î ï ñ ò ó ô õ ö ÷ ø ù ú û ü ý þ ÿ</text:span></text:p>
      <text:p text:style-name="P28"><text:span text:style-name="T16">Book: </text:span><text:span text:style-name="T13">¡ ¢ £ ¤ ¥ ¦ § ¨ © ª « ¬ ­ ® ¯ ° ± ² ³ ´ µ ¶ · ¸ ¹ º » ¼ ½ ¾ ¿ À Á Â Ã Ä Å Æ Ç È É Ê Ë Ì Í Î Ï Ñ Ò Ó Ô Õ Ö × Ø Ù Ú Û Ü Ý Þ ß à á â ã ä å æ ç è é ê ë ì í î ï ñ ò ó ô õ ö ÷ ø ù ú û ü ý þ ÿ</text:span></text:p>
      <text:h text:style-name="P3" text:outline-level="2"><text:span text:style-name="T25">Latin Extended-A, Latin Extended-B </text:span><text:span text:style-name="T26">&amp; Spacing Modifier Letters</text:span><text:span text:style-name="T25">:</text:span></text:h>
      <text:p text:style-name="P17">Regular: ı Œ œ Š š Ÿ Ž ž <text:span text:style-name="T19"><text:s/>ƒ <text:s/>ˆ ˇ </text:span><text:span text:style-name="T21">ː ˘ ˙</text:span><text:span text:style-name="T19"> ˚ </text:span><text:span text:style-name="T21">˛</text:span><text:span text:style-name="T19"> ˜ </text:span><text:span text:style-name="T21">˝</text:span><text:span text:style-name="T19"> </text:span></text:p>
      <text:p text:style-name="P20"><text:span text:style-name="T14">Book: </text:span><text:span text:style-name="T28">ı Œ œ Š š Ÿ Ž ž</text:span><text:span text:style-name="T14"> <text:s/></text:span><text:span text:style-name="T28">ƒ <text:s/></text:span><text:span text:style-name="Default_20_Paragraph_20_Font"><text:span text:style-name="T28"><text:s/>ˆ ˇ </text:span></text:span><text:span text:style-name="Default_20_Paragraph_20_Font"><text:span text:style-name="T29">ː ˘ ˙</text:span></text:span><text:span text:style-name="Default_20_Paragraph_20_Font"><text:span text:style-name="T28"> ˚ </text:span></text:span><text:span text:style-name="Default_20_Paragraph_20_Font"><text:span text:style-name="T29">˛</text:span></text:span><text:span text:style-name="Default_20_Paragraph_20_Font"><text:span text:style-name="T28"> ˜ </text:span></text:span><text:span text:style-name="Default_20_Paragraph_20_Font"><text:span text:style-name="T29">˝ </text:span></text:span></text:p>
      <text:h text:style-name="P1" text:outline-level="2">General Punctuation:</text:h>
      <text:p text:style-name="P22">Regular: ‐ ‑ ‒ – — ― ‘ ’ ‚ “ ” „ † ‡ • … <text:span text:style-name="T30">‧</text:span> ‰ ‹ › <text:span text:style-name="T30">⁄ </text:span></text:p>
      <text:p text:style-name="P19"><text:span text:style-name="T31">Book</text:span>: ‐ ‑ ‒ – — ― ‘ ’ ‚ “ ” „ † ‡ • … <text:span text:style-name="T30">‧</text:span> ‰ ‹ › <text:span text:style-name="T30">⁄ </text:span></text:p>
      <text:h text:style-name="P6" text:outline-level="2"><text:span text:style-name="T35">Currency, Letterlike Symbols, </text:span><text:span text:style-name="T36">Mathematical Operators</text:span><text:span text:style-name="T35"> &amp; Geometric Shapes:</text:span></text:h>
      <text:p text:style-name="P23">Regular: € ™ <text:span text:style-name="T32">Ω ∂ ∆ ∏ ∑ − ∕ ∙ √ ∞∫≈ ≠ ≤ ≥ ◊</text:span> <text:span text:style-name="T32">◌</text:span> <text:span text:style-name="T46">ﬁ ﬂ </text:span></text:p>
      <text:p text:style-name="P21"><text:span text:style-name="T42">Book</text:span><text:span text:style-name="T41">: € ™ </text:span><text:span text:style-name="T43">Ω ∂ ∆ ∏ ∑ − ∕ ∙ √ ∞∫≈ ≠ ≤ ≥ ◊</text:span><text:span text:style-name="T41"> </text:span><text:span text:style-name="T43">◌</text:span><text:span text:style-name="T44"> </text:span><text:span text:style-name="T45">ﬁ ﬂ </text:span></text:p>
      <text:h text:style-name="P7" text:outline-level="2">Myanmar</text:h>
      <text:p text:style-name="P26"><text:span text:style-name="T16">Regular: </text:span>က ခ ဃ င စ ဆ ဇ ဈ ဉ ည ဋ ဌ ဍ ဎ ဏ တ ထ ဒ ဓ န ပ ဗ ဘ မ ယ ရ လ ဝ သ ဟ ဠ အ ဢ ဣ ဤ ဥ ဦ ဧ ဨ ဩ ဪ <text:span text:style-name="T15">ါ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p text:style-name="P10"><text:span text:style-name="T18">Book: </text:span>က ခ ဃ င စ ဆ ဇ ဈ ဉ ည ဋ ဌ ဍ ဎ ဏ တ ထ ဒ ဓ န ပ ဗ ဘ မ ယ ရ လ ဝ သ ဟ ဠ အ ဢ ဣ ဤ ဥ ဦ ဧ ဨ ဩ ဪ <text:span text:style-name="T15">ါ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h text:style-name="P2" text:outline-level="2">Myanmar Extended-B</text:h>
      <text:p text:style-name="P8"><text:span text:style-name="T17">Regular: </text:span>ꧠ ꧡ ꧢ ꧣ ꧤ <text:span text:style-name="T46">ꧥ</text:span> ꧦ ꧧ ꧨ ꧩ ꧪ ꧫ ꧬ ꧭ ꧮ ꧯ ꧰ ꧱ ꧲ ꧳ ꧴ ꧵ ꧶ ꧷ ꧸ ꧹ ꧺ ꧻ ꧼ ꧽ ꧾ</text:p>
      <text:p text:style-name="P9"><text:span text:style-name="T17">Book: </text:span>ꧠ ꧡ ꧢ ꧣ ꧤ <text:span text:style-name="T46">ꧥ</text:span> ꧦ ꧧ ꧨ ꧩ ꧪ ꧫ ꧬ ꧭ ꧮ ꧯ ꧰ ꧱ ꧲ ꧳ ꧴ ꧵ ꧶ ꧷ ꧸ ꧹ ꧺ ꧻ ꧼ ꧽ ꧾ</text:p>
      <text:h text:style-name="P31" text:outline-level="1">Myanmar Extended-A</text:h>
      <text:p text:style-name="P8"><text:span text:style-name="T17">Regular: </text:span>ꩠ ꩡ ꩢ ꩣ ꩤ ꩥ ꩦ ꩧ ꩨ ꩩ ꩪ ꩫ ꩬ ꩭ ꩮ ꩯ ꩰ ꩱ ꩲ ꩳ ꩴ ꩵ ꩶ ꩷ ꩸ ꩹ ꩺ ꩻ <text:span text:style-name="T47">ꩼ</text:span> <text:span text:style-name="T47">ꩽ</text:span> ꩾ ꩿ </text:p>
      <text:p text:style-name="P11"><text:span text:style-name="T17">Book: </text:span>ꩠ ꩡ ꩢ ꩣ ꩤ ꩥ ꩦ ꩧ ꩨ ꩩ ꩪ ꩫ ꩬ ꩭ ꩮ ꩯ ꩰ ꩱ ꩲ ꩳ ꩴ ꩵ ꩶ ꩷ ꩸ ꩹ ꩺ ꩻ <text:span text:style-name="T9">ꩼ</text:span> ꩽ ꩾ ꩿ </text:p>
      <text:h text:style-name="P5" text:outline-level="2"><text:span text:style-name="T34">Kayah Li</text:span><text:span text:style-name="T33">:</text:span></text:h>
      <text:p text:style-name="P14">​<text:span text:style-name="T7">Regular: </text:span><text:span text:style-name="T8">꤮</text:span></text:p>
      <text:p text:style-name="P15"><text:span text:style-name="T11">Book: </text:span><text:span text:style-name="T10">‌‍</text:span><text:span text:style-name="T12">꤮</text:span></text:p>
      <text:p text:style-name="P16"/>
      <text:h text:style-name="P30" text:outline-level="1"><text:span text:style-name="T5">Myanmar</text:span> UDHR #26 <text:span text:style-name="T5">(Padauk)</text:span>:</text:h>
      <text:p text:style-name="P33">အပိုဒ် ၂၆ </text:p>
      <text:p text:style-name="P35">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35">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35">မိဘတို့တွင်၊ မိမိတို့၏ ကလေးများ သင်ယူရမည့် ပညာ အမျိုးအစားကို ရွေးချယ်နိုင်သော လက်ဦး အခွင့်အရေးရှိသည်။ </text:p>
      <text:h text:style-name="P29" text:outline-level="1"><text:span text:style-name="T5">Myanmar</text:span> UDHR #26 <text:span text:style-name="T5">(Padauk Book)</text:span>:</text:h>
      <text:p text:style-name="P34">အပိုဒ် ၂၆ </text:p>
      <text:p text:style-name="P36">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36">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36">မိဘတို့တွင်၊ မိမိတို့၏ ကလေးများ သင်ယူရမည့် ပညာ အမျိုးအစားကို ရွေးချယ်နိုင်သော လက်ဦး အခွင့်အရေးရှိသည်။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Pro-Regular" svg:font-family="MinionPro-Regular" style:font-family-generic="system"/>
    <style:font-face style:name="Liberation Mono" svg:font-family="'Liberation Mono'" style:font-family-generic="modern" style:font-pitch="fixed"/>
    <style:font-face style:name="Harmattan" svg:font-family="Harmattan" style:font-pitch="variable"/>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in" loext:contextual-spacing="false" fo:hyphenation-ladder-count="no-limit" fo:text-indent="0in" style:auto-text-indent="false"/>
      <style:text-properties fo:color="#666666"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773bd" style:font-size-asian="8pt" style:font-weight-asian="bold" style:font-size-complex="8pt" style:font-weight-complex="bold"/>
    </style:style>
    <style:style style:name="MT3" style:family="text">
      <style:text-properties style:font-name="Arial Narrow" fo:font-size="8pt" fo:font-weight="bold" officeooo:rsid="003c7301" style:font-size-asian="8pt" style:font-weight-asian="bold" style:font-size-complex="8pt" style:font-weight-complex="bold"/>
    </style:style>
    <style:style style:name="MT4" style:family="text">
      <style:text-properties style:font-name="Arial Narrow" fo:font-size="8pt" fo:font-weight="bold" officeooo:rsid="00244055"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902in" fo:margin-left="0in" fo:margin-right="0in" fo:margin-top="0in" fo:background-color="transparent" style:dynamic-spacing="true" draw:fill="non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10081" number:language="en" number:country="US">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4</text:span></text:span><text:span text:style-name="Default_20_Paragraph_20_Font"><text:span text:style-name="MT4">.0</text:span></text:span><text:span text:style-name="Default_20_Paragraph_20_Font"><text:span text:style-name="MT1"><text:tab/></text:span></text:span><text:span text:style-name="Default_20_Paragraph_20_Font"><text:span text:style-name="MT1"><text:date style:data-style-name="N10081" text:date-value="2019-05-23T15:07:23.060000007">23. May 2019</text:date></text:span></text:span><text:span text:style-name="Default_20_Paragraph_20_Font"><text:span text:style-name="MT1"><text:tab/>Page </text:span></text:span><text:span text:style-name="Default_20_Paragraph_20_Font"><text:span text:style-name="MT1"><text:page-number text:select-page="current">1</text:page-number></text:span></text:span></text:p>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09-04-16T11:32:00Z</meta:creation-date>
    <dc:date>2019-05-23T15:07:22.951000000</dc:date>
    <meta:print-date>2016-06-14T13:58:40.286000000</meta:print-date>
    <meta:editing-cycles>199</meta:editing-cycles>
    <meta:editing-duration>P1DT9H33M47S</meta:editing-duration>
    <meta:document-statistic meta:table-count="0" meta:image-count="0" meta:object-count="0" meta:page-count="3" meta:paragraph-count="39" meta:word-count="1117" meta:character-count="3503" meta:non-whitespace-character-count="2387"/>
    <meta:user-defined meta:name="Info 1"/>
    <meta:user-defined meta:name="Info 2"/>
    <meta:user-defined meta:name="Info 3"/>
    <meta:user-defined meta:name="Info 4"/>
    <meta:template xlink:type="simple" xlink:actuate="onRequest" xlink:title="" xlink:href="Normal.dotm"/>
  </office:meta>
</office:document-meta>
</file>